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9.368cm"/>
    </style:style>
    <style:style style:name="co3" style:family="table-column">
      <style:table-column-properties fo:break-before="auto" style:column-width="27.99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9.204cm"/>
    </style:style>
    <style:style style:name="co13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4.247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5.457cm"/>
    </style:style>
    <style:style style:name="co18" style:family="table-column">
      <style:table-column-properties fo:break-before="auto" style:column-width="3.96cm"/>
    </style:style>
    <style:style style:name="co19" style:family="table-column">
      <style:table-column-properties fo:break-before="auto" style:column-width="3.45cm"/>
    </style:style>
    <style:style style:name="co20" style:family="table-column">
      <style:table-column-properties fo:break-before="auto" style:column-width="3.789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20104P0" style:volatile="true" number:language="es" number:country="MX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20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26" style:family="table-cell" style:parent-style-name="Default">
      <style:table-cell-properties fo:background-color="#50938a" fo:border="0.74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>
      <style:table-cell-properties fo:background-color="#50938a" fo:border="0.74pt solid #00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ackground-color="#b4c7dc"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fo:background-color="#dee6ef" fo:border="0.74pt solid #000000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dee6ef" fo:border="0.74pt solid #000000" style:rotation-align="none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b4c7dc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4" style:family="table-cell" style:parent-style-name="Default">
      <style:table-cell-properties fo:background-color="#dee6ef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5" style:family="table-cell" style:parent-style-name="Default">
      <style:table-cell-properties fo:background-color="#b4c7dc" fo:border="0.74pt solid #000000"/>
      <style:text-properties fo:color="#000000" style:text-outline="false" style:text-line-through-style="none" style:text-line-through-type="none" style:font-name="Calibri" fo:font-size="11pt" fo:language="es" fo:country="MX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italic" style:font-weight-asian="normal" style:font-name-complex="Calibri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ee6ef" fo:border="0.74pt solid #000000"/>
      <style:text-properties fo:color="#000000" style:text-outline="false" style:text-line-through-style="none" style:text-line-through-type="none" style:font-name="Calibri" fo:font-size="11pt" fo:language="es" fo:country="MX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italic" style:font-weight-asian="normal" style:font-name-complex="Calibri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b4c7dc" fo:border="0.74pt solid #000000"/>
    </style:style>
    <style:style style:name="ce38" style:family="table-cell" style:parent-style-name="Default">
      <style:table-cell-properties fo:background-color="#dee6ef" fo:border="0.74pt solid #000000"/>
    </style:style>
    <style:style style:name="ce39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glyph-orientation-vertical="0" fo:background-color="#50938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50938a" fo:padding="0.071cm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50938a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3" style:family="table-cell" style:parent-style-name="Default" style:data-style-name="N10105">
      <style:table-cell-properties fo:background-color="#b4c7dc"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 style:data-style-name="N121">
      <style:table-cell-properties fo:background-color="#dee6ef" style:diagonal-bl-tr="none" style:diagonal-tl-br="none" fo:border="0.74pt solid #000000" fo:padding="0.071cm" style:rotation-align="none"/>
      <style:text-properties fo:font-size="10.5pt" style:font-size-asian="10.5pt" style:font-size-complex="10.5pt"/>
    </style:style>
    <style:style style:name="ce75" style:family="table-cell" style:parent-style-name="Default" style:data-style-name="N10105">
      <style:table-cell-properties fo:background-color="#dee6ef" fo:border="0.74pt solid #000000"/>
      <style:text-properties fo:font-size="10.5pt" style:font-size-asian="10.5pt" style:font-size-complex="10.5pt"/>
    </style:style>
    <style:style style:name="ce76" style:family="table-cell" style:parent-style-name="Default" style:data-style-name="N10105">
      <style:table-cell-properties fo:background-color="#dee6ef" fo:border="0.74pt solid #000000" style:rotation-align="none"/>
      <style:text-properties fo:font-size="10.5pt" style:font-size-asian="10.5pt" style:font-size-complex="10.5pt"/>
    </style:style>
    <style:style style:name="ce77" style:family="table-cell" style:parent-style-name="Default" style:data-style-name="N10105">
      <style:table-cell-properties fo:background-color="#dee6ef" style:text-align-source="fix" style:repeat-content="false" fo:border="0.74pt solid #000000"/>
      <style:paragraph-properties fo:text-align="end" fo:margin-left="0cm"/>
    </style:style>
    <style:style style:name="ce78" style:family="table-cell" style:parent-style-name="Default" style:data-style-name="N10105">
      <style:table-cell-properties fo:background-color="#dee6ef"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74pt solid #000000"/>
    </style:style>
    <style:style style:name="ce87" style:family="table-cell" style:parent-style-name="Default">
      <style:table-cell-properties fo:background-color="#3465a4" fo:border="0.74pt solid #000000"/>
      <style:text-properties fo:color="#ffffff" fo:font-weight="bold" style:font-weight-asian="bold" style:font-weight-complex="bold"/>
    </style:style>
    <style:style style:name="ce88" style:family="table-cell" style:parent-style-name="Default" style:data-style-name="N20104">
      <style:table-cell-properties fo:border="0.74pt solid #000000"/>
    </style:style>
    <style:style style:name="ce89" style:family="table-cell" style:parent-style-name="Default" style:data-style-name="N20104">
      <style:table-cell-properties fo:background-color="#3465a4" fo:border="0.74pt solid #000000"/>
      <style:text-properties fo:color="#ffffff"/>
    </style:style>
    <style:style style:name="ce90" style:family="table-cell" style:parent-style-name="Default">
      <style:table-cell-properties fo:background-color="#3465a4" fo:border="0.74pt solid #000000"/>
      <style:text-properties fo:color="#ffffff"/>
    </style:style>
    <style:style style:name="ce91" style:family="table-cell" style:parent-style-name="Default" style:data-style-name="N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a de actividades" table:style-name="ta1">
        <table:table-column table:style-name="co1" table:default-cell-style-name="ce28"/>
        <table:table-column table:style-name="co2" table:default-cell-style-name="ce31"/>
        <table:table-column table:style-name="co3" table:default-cell-style-name="ce34"/>
        <table:table-column table:style-name="co4" table:default-cell-style-name="ce28"/>
        <table:table-row table:style-name="ro1">
          <table:table-cell table:style-name="ce26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Precedencia</text:p>
          </table:table-cell>
        </table:table-row>
        <table:table-row table:style-name="ro2">
          <table:table-cell table:style-name="ce27" office:value-type="string" calcext:value-type="string">
            <text:p>A-100</text:p>
          </table:table-cell>
          <table:table-cell table:style-name="ce30" office:value-type="string" calcext:value-type="string">
            <text:p>Identificar problemas, oportunidades y objetivos </text:p>
          </table:table-cell>
          <table:table-cell table:style-name="ce33" office:value-type="string" calcext:value-type="string">
            <text:p>Sección que representa todo el trabajo previo al modelado y diseño del sistema.</text:p>
          </table:table-cell>
          <table:table-cell table:style-name="ce37"/>
        </table:table-row>
        <table:table-row table:style-name="ro2">
          <table:table-cell office:value-type="string" calcext:value-type="string">
            <text:p>A-101</text:p>
          </table:table-cell>
          <table:table-cell office:value-type="string" calcext:value-type="string">
            <text:p>Análisis de la solicitud</text:p>
          </table:table-cell>
          <table:table-cell office:value-type="string" calcext:value-type="string">
            <text:p>Verificar que la solicitud sea viable y factible, realizando los análisis correspondientes.</text:p>
          </table:table-cell>
          <table:table-cell table:style-name="ce38"/>
        </table:table-row>
        <table:table-row table:style-name="ro2">
          <table:table-cell office:value-type="string" calcext:value-type="string">
            <text:p>A-102</text:p>
          </table:table-cell>
          <table:table-cell office:value-type="string" calcext:value-type="string">
            <text:p>Evaluación de la solicitud</text:p>
          </table:table-cell>
          <table:table-cell office:value-type="string" calcext:value-type="string">
            <text:p>Verificar y asegurar que el proyecto va encaminado a alcanzar su objetivo </text:p>
          </table:table-cell>
          <table:table-cell office:value-type="string" calcext:value-type="string">
            <text:p>A-101</text:p>
          </table:table-cell>
        </table:table-row>
        <table:table-row table:style-name="ro2">
          <table:table-cell office:value-type="string" calcext:value-type="string">
            <text:p>A-103</text:p>
          </table:table-cell>
          <table:table-cell office:value-type="string" calcext:value-type="string">
            <text:p>Definición del problema</text:p>
          </table:table-cell>
          <table:table-cell office:value-type="string" calcext:value-type="string">
            <text:p>Especificar las condiciones iniciales que deben tener el objeto o sistema que vamos a desarrollar</text:p>
          </table:table-cell>
          <table:table-cell office:value-type="string" calcext:value-type="string">
            <text:p>A-102</text:p>
          </table:table-cell>
        </table:table-row>
        <table:table-row table:style-name="ro2">
          <table:table-cell office:value-type="string" calcext:value-type="string">
            <text:p>A-104</text:p>
          </table:table-cell>
          <table:table-cell table:style-name="ce32" office:value-type="string" calcext:value-type="string">
            <text:p>Análisis de requerimientos</text:p>
          </table:table-cell>
          <table:table-cell office:value-type="string" calcext:value-type="string">
            <text:p>Estudiar profundamente la idea o necesidad <text:s/>tecnológica </text:p>
          </table:table-cell>
          <table:table-cell office:value-type="string" calcext:value-type="string">
            <text:p>A-103</text:p>
          </table:table-cell>
        </table:table-row>
        <table:table-row table:style-name="ro2">
          <table:table-cell office:value-type="string" calcext:value-type="string">
            <text:p>A-105</text:p>
          </table:table-cell>
          <table:table-cell table:style-name="ce32" office:value-type="string" calcext:value-type="string">
            <text:p>Entrevistas</text:p>
          </table:table-cell>
          <table:table-cell office:value-type="string" calcext:value-type="string">
            <text:p>Obtener toda la información en la que nos basaremos para realizar la aplicación </text:p>
          </table:table-cell>
          <table:table-cell office:value-type="string" calcext:value-type="string">
            <text:p>A-104</text:p>
          </table:table-cell>
        </table:table-row>
        <table:table-row table:style-name="ro2">
          <table:table-cell office:value-type="string" calcext:value-type="string">
            <text:p>A-106</text:p>
          </table:table-cell>
          <table:table-cell table:style-name="ce32" office:value-type="string" calcext:value-type="string">
            <text:p>Definición de objetivos</text:p>
          </table:table-cell>
          <table:table-cell office:value-type="string" calcext:value-type="string">
            <text:p>Medir y evaluar el éxito del proyecto mediante ideas claras</text:p>
          </table:table-cell>
          <table:table-cell office:value-type="string" calcext:value-type="string">
            <text:p>A-105</text:p>
          </table:table-cell>
        </table:table-row>
        <table:table-row table:style-name="ro2">
          <table:table-cell table:style-name="ce27" office:value-type="string" calcext:value-type="string">
            <text:p>A-200</text:p>
          </table:table-cell>
          <table:table-cell table:style-name="ce30" office:value-type="string" calcext:value-type="string">
            <text:p>Determinación de requerimientos</text:p>
          </table:table-cell>
          <table:table-cell table:style-name="ce33" office:value-type="string" calcext:value-type="string">
            <text:p>Sección que detecta una ausencia, falla o falta de oportunidad o simplemente, luego de que la organización ha determinado un cambio en sus políticas, reglas</text:p>
          </table:table-cell>
          <table:table-cell table:style-name="ce39" office:value-type="string" calcext:value-type="string">
            <text:p>A-106</text:p>
          </table:table-cell>
        </table:table-row>
        <table:table-row table:style-name="ro2">
          <table:table-cell office:value-type="string" calcext:value-type="string">
            <text:p>A-201</text:p>
          </table:table-cell>
          <table:table-cell office:value-type="string" calcext:value-type="string">
            <text:p>Recopilación de la información</text:p>
          </table:table-cell>
          <table:table-cell office:value-type="string" calcext:value-type="string">
            <text:p>Capturar evidencia de calidad que permita que el análisis conduzca a la formulación de respuestas convincentes y creíbles a las preguntas que se han planteado.</text:p>
          </table:table-cell>
          <table:table-cell office:value-type="string" calcext:value-type="string">
            <text:p>A-106</text:p>
          </table:table-cell>
        </table:table-row>
        <table:table-row table:style-name="ro2">
          <table:table-cell office:value-type="string" calcext:value-type="string">
            <text:p>A-202</text:p>
          </table:table-cell>
          <table:table-cell office:value-type="string" calcext:value-type="string">
            <text:p>Análisis de la información </text:p>
          </table:table-cell>
          <table:table-cell office:value-type="string" calcext:value-type="string">
            <text:p>Ayuda a la toma de decisiones, que es una tarea que se hace cada vez más dinámica y requiere de un basamento informativo bien sustentado.</text:p>
          </table:table-cell>
          <table:table-cell office:value-type="string" calcext:value-type="string">
            <text:p>A-201</text:p>
          </table:table-cell>
        </table:table-row>
        <table:table-row table:style-name="ro2">
          <table:table-cell table:style-name="ce27" office:value-type="string" calcext:value-type="string">
            <text:p>A-300</text:p>
          </table:table-cell>
          <table:table-cell table:style-name="ce30" office:value-type="string" calcext:value-type="string">
            <text:p>Diseño del sistema </text:p>
          </table:table-cell>
          <table:table-cell table:style-name="ce33" office:value-type="string" calcext:value-type="string">
            <text:p>Definir la arquitectura del sistema y del entorno tecnológico que le va a dar soporte, junto con la especificación detallada de los componentes del sistema de información.</text:p>
          </table:table-cell>
          <table:table-cell table:style-name="ce39" office:value-type="string" calcext:value-type="string">
            <text:p>A-202</text:p>
          </table:table-cell>
        </table:table-row>
        <table:table-row table:style-name="ro2">
          <table:table-cell office:value-type="string" calcext:value-type="string">
            <text:p>A-301</text:p>
          </table:table-cell>
          <table:table-cell table:style-name="ce32" office:value-type="string" calcext:value-type="string">
            <text:p>Diseño de la base de datos</text:p>
          </table:table-cell>
          <table:table-cell office:value-type="string" calcext:value-type="string">
            <text:p>Obtener un modelo conceptual, seguido de un modelo lógico para finalmente obtener un modelo físico</text:p>
          </table:table-cell>
          <table:table-cell office:value-type="string" calcext:value-type="string">
            <text:p>A-202</text:p>
          </table:table-cell>
        </table:table-row>
        <table:table-row table:style-name="ro2">
          <table:table-cell office:value-type="string" calcext:value-type="string">
            <text:p>A-302</text:p>
          </table:table-cell>
          <table:table-cell table:style-name="ce32" office:value-type="string" calcext:value-type="string">
            <text:p>Diseño de las interfaces de usuario</text:p>
          </table:table-cell>
          <table:table-cell office:value-type="string" calcext:value-type="string">
            <text:p>Obtener un modelo que permite al usuario y al sistema interactuar de forma simple y eficiente </text:p>
          </table:table-cell>
          <table:table-cell office:value-type="string" calcext:value-type="string">
            <text:p>A-301</text:p>
          </table:table-cell>
        </table:table-row>
        <table:table-row table:style-name="ro2">
          <table:table-cell table:style-name="ce27" office:value-type="string" calcext:value-type="string">
            <text:p>A-400</text:p>
          </table:table-cell>
          <table:table-cell table:style-name="ce30" office:value-type="string" calcext:value-type="string">
            <text:p>Desarrollo del sistema </text:p>
          </table:table-cell>
          <table:table-cell table:style-name="ce35" office:value-type="string" calcext:value-type="string">
            <text:p>Sección que se refiere a la codificación general del sistema </text:p>
          </table:table-cell>
          <table:table-cell table:style-name="ce39" office:value-type="string" calcext:value-type="string">
            <text:p>A-302</text:p>
          </table:table-cell>
        </table:table-row>
        <table:table-row table:style-name="ro2">
          <table:table-cell office:value-type="string" calcext:value-type="string">
            <text:p>A-401</text:p>
          </table:table-cell>
          <table:table-cell office:value-type="string" calcext:value-type="string">
            <text:p>Codificación de la base de datos</text:p>
          </table:table-cell>
          <table:table-cell office:value-type="string" calcext:value-type="string">
            <text:p>Diseñar, elaborar la la base de datos y los objetos que esta la componen (tablas, procedimientos almacenados, etc) </text:p>
          </table:table-cell>
          <table:table-cell office:value-type="string" calcext:value-type="string">
            <text:p>A-302</text:p>
          </table:table-cell>
        </table:table-row>
        <table:table-row table:style-name="ro2">
          <table:table-cell office:value-type="string" calcext:value-type="string">
            <text:p>A-402</text:p>
          </table:table-cell>
          <table:table-cell office:value-type="string" calcext:value-type="string">
            <text:p>Creación de las interfaces de usuario</text:p>
          </table:table-cell>
          <table:table-cell table:style-name="ce36" office:value-type="string" calcext:value-type="string">
            <text:p>Realizar las interfaces de usuario para que esta pueda comunicar información </text:p>
          </table:table-cell>
          <table:table-cell office:value-type="string" calcext:value-type="string">
            <text:p>A-401</text:p>
          </table:table-cell>
        </table:table-row>
        <table:table-row table:style-name="ro2">
          <table:table-cell office:value-type="string" calcext:value-type="string">
            <text:p>A-403</text:p>
          </table:table-cell>
          <table:table-cell office:value-type="string" calcext:value-type="string">
            <text:p>Codificación de las interfaces de usuario</text:p>
          </table:table-cell>
          <table:table-cell table:style-name="ce36" office:value-type="string" calcext:value-type="string">
            <text:p>Codoficar las interfaces de usuario para el funcionamiento lógico con la forma gráfica</text:p>
          </table:table-cell>
          <table:table-cell office:value-type="string" calcext:value-type="string">
            <text:p>A-402</text:p>
          </table:table-cell>
        </table:table-row>
        <table:table-row table:style-name="ro2">
          <table:table-cell table:style-name="ce27" office:value-type="string" calcext:value-type="string">
            <text:p>A-500</text:p>
          </table:table-cell>
          <table:table-cell table:style-name="ce30" office:value-type="string" calcext:value-type="string">
            <text:p>Pruebas del sistema</text:p>
          </table:table-cell>
          <table:table-cell table:style-name="ce33" office:value-type="string" calcext:value-type="string">
            <text:p>Sección que permite asegurar que el producto funciona tal y cómo se ha definido en los requisitos.</text:p>
          </table:table-cell>
          <table:table-cell table:style-name="ce39" office:value-type="string" calcext:value-type="string">
            <text:p>A-403</text:p>
          </table:table-cell>
        </table:table-row>
        <table:table-row table:style-name="ro2">
          <table:table-cell office:value-type="string" calcext:value-type="string">
            <text:p>A-501</text:p>
          </table:table-cell>
          <table:table-cell office:value-type="string" calcext:value-type="string">
            <text:p>Pruebas unitarias</text:p>
          </table:table-cell>
          <table:table-cell office:value-type="string" calcext:value-type="string">
            <text:p>Comprobar que un método concreto del código de producción funciona correctamente</text:p>
          </table:table-cell>
          <table:table-cell office:value-type="string" calcext:value-type="string">
            <text:p>A-403</text:p>
          </table:table-cell>
        </table:table-row>
        <table:table-row table:style-name="ro2">
          <table:table-cell office:value-type="string" calcext:value-type="string">
            <text:p>A-502</text:p>
          </table:table-cell>
          <table:table-cell office:value-type="string" calcext:value-type="string">
            <text:p>Pruebas de caja negra</text:p>
          </table:table-cell>
          <table:table-cell office:value-type="string" calcext:value-type="string">
            <text:p>Verificar que las funcionalidades del sistema sin verificar la estructura interna de esta</text:p>
          </table:table-cell>
          <table:table-cell office:value-type="string" calcext:value-type="string">
            <text:p>A-501</text:p>
          </table:table-cell>
        </table:table-row>
        <table:table-row table:style-name="ro2">
          <table:table-cell table:style-name="ce27" office:value-type="string" calcext:value-type="string">
            <text:p>A-600</text:p>
          </table:table-cell>
          <table:table-cell table:style-name="ce30" office:value-type="string" calcext:value-type="string">
            <text:p>Implementación y evaluación del sistema</text:p>
          </table:table-cell>
          <table:table-cell table:style-name="ce33" office:value-type="string" calcext:value-type="string">
            <text:p>Sección de un sistema para la evaluación que sirve para entender cómo funcionan y qué resultados tienen</text:p>
          </table:table-cell>
          <table:table-cell table:style-name="ce39" office:value-type="string" calcext:value-type="string">
            <text:p>A-502</text:p>
          </table:table-cell>
        </table:table-row>
        <table:table-row table:style-name="ro2">
          <table:table-cell office:value-type="string" calcext:value-type="string">
            <text:p>A-601</text:p>
          </table:table-cell>
          <table:table-cell office:value-type="string" calcext:value-type="string">
            <text:p>Implementación del sistema</text:p>
          </table:table-cell>
          <table:table-cell office:value-type="string" calcext:value-type="string">
            <text:p>Consiste en hacer funcionar a los responsables de las diferentes actividades para que realicen las operaciones que se fijaron en el plan </text:p>
          </table:table-cell>
          <table:table-cell office:value-type="string" calcext:value-type="string">
            <text:p>A-502</text:p>
          </table:table-cell>
        </table:table-row>
        <table:table-row table:style-name="ro2">
          <table:table-cell office:value-type="string" calcext:value-type="string">
            <text:p>A-602</text:p>
          </table:table-cell>
          <table:table-cell table:style-name="ce32" office:value-type="string" calcext:value-type="string">
            <text:p>Pruebas del usuario</text:p>
          </table:table-cell>
          <table:table-cell office:value-type="string" calcext:value-type="string">
            <text:p>Evaluar la usabilidad del sistema y revelar las áreas de confusión y descrubir oportunidades de mejora</text:p>
          </table:table-cell>
          <table:table-cell office:value-type="string" calcext:value-type="string">
            <text:p>A-601</text:p>
          </table:table-cell>
        </table:table-row>
        <table:table-row table:style-name="ro2">
          <table:table-cell office:value-type="string" calcext:value-type="string">
            <text:p>A-603</text:p>
          </table:table-cell>
          <table:table-cell table:style-name="ce32" office:value-type="string" calcext:value-type="string">
            <text:p>Aceptación de todos los módulos del sistema</text:p>
          </table:table-cell>
          <table:table-cell office:value-type="string" calcext:value-type="string">
            <text:p>El cliente admitirá los módulos desarrollados y entregados en tiempo y forma</text:p>
          </table:table-cell>
          <table:table-cell office:value-type="string" calcext:value-type="string">
            <text:p>A-602</text:p>
          </table:table-cell>
        </table:table-row>
        <table:table-row table:style-name="ro2">
          <table:table-cell table:style-name="ce27" office:value-type="string" calcext:value-type="string">
            <text:p>A-700</text:p>
          </table:table-cell>
          <table:table-cell table:style-name="ce30" office:value-type="string" calcext:value-type="string">
            <text:p>Cierre del proyecto</text:p>
          </table:table-cell>
          <table:table-cell table:style-name="ce33" office:value-type="string" calcext:value-type="string">
            <text:p>Sección que se refiere al punto fijo para verificar que el proyecto ha alcanzado los objetivos y los productos han sido probados </text:p>
          </table:table-cell>
          <table:table-cell table:style-name="ce39" office:value-type="string" calcext:value-type="string">
            <text:p>A-603</text:p>
          </table:table-cell>
        </table:table-row>
        <table:table-row table:style-name="ro2">
          <table:table-cell office:value-type="string" calcext:value-type="string">
            <text:p>A-701</text:p>
          </table:table-cell>
          <table:table-cell office:value-type="string" calcext:value-type="string">
            <text:p>Entregar el producto desarrollado</text:p>
          </table:table-cell>
          <table:table-cell office:value-type="string" calcext:value-type="string">
            <text:p>Proporcionar el producto de software realizado </text:p>
          </table:table-cell>
          <table:table-cell office:value-type="string" calcext:value-type="string">
            <text:p>A-603</text:p>
          </table:table-cell>
        </table:table-row>
        <table:table-row table:style-name="ro2">
          <table:table-cell office:value-type="string" calcext:value-type="string">
            <text:p>A-702</text:p>
          </table:table-cell>
          <table:table-cell table:style-name="ce32" office:value-type="string" calcext:value-type="string">
            <text:p>Go live (puesta en marcha del software)</text:p>
          </table:table-cell>
          <table:table-cell office:value-type="string" calcext:value-type="string">
            <text:p>Arrancar, regular y equilibrar los equipos y sistemas de forma planificada</text:p>
          </table:table-cell>
          <table:table-cell office:value-type="string" calcext:value-type="string">
            <text:p>A-701</text:p>
          </table:table-cell>
        </table:table-row>
        <table:table-row table:style-name="ro2">
          <table:table-cell office:value-type="string" calcext:value-type="string">
            <text:p>A-703</text:p>
          </table:table-cell>
          <table:table-cell office:value-type="string" calcext:value-type="string">
            <text:p>Entrega final al cliente</text:p>
          </table:table-cell>
          <table:table-cell office:value-type="string" calcext:value-type="string">
            <text:p>Se debe entregar el programa completo y totalmente funcionando en formato ejecutable </text:p>
          </table:table-cell>
          <table:table-cell office:value-type="string" calcext:value-type="string">
            <text:p>A-702</text:p>
          </table:table-cell>
        </table:table-row>
        <table:table-row table:style-name="ro2">
          <table:table-cell office:value-type="string" calcext:value-type="string">
            <text:p>A-704</text:p>
          </table:table-cell>
          <table:table-cell office:value-type="string" calcext:value-type="string">
            <text:p>Capacitación del personal</text:p>
          </table:table-cell>
          <table:table-cell office:value-type="string" calcext:value-type="string">
            <text:p>Consiste en trazar el camino que se recorrerá para llevar a cabo la formación. </text:p>
          </table:table-cell>
          <table:table-cell office:value-type="string" calcext:value-type="string">
            <text:p>A-703</text:p>
          </table:table-cell>
        </table:table-row>
        <table:table-row table:style-name="ro2">
          <table:table-cell office:value-type="string" calcext:value-type="string">
            <text:p>A-705</text:p>
          </table:table-cell>
          <table:table-cell table:style-name="ce32" office:value-type="string" calcext:value-type="string">
            <text:p>Cierre de contratos</text:p>
          </table:table-cell>
          <table:table-cell office:value-type="string" calcext:value-type="string">
            <text:p>Finalizar de manera concreta el negocio realizado entre ambos equipos</text:p>
          </table:table-cell>
          <table:table-cell office:value-type="string" calcext:value-type="string">
            <text:p>A-704</text:p>
          </table:table-cell>
        </table:table-row>
        <table:table-row table:style-name="ro2">
          <table:table-cell table:style-name="Default" table:number-columns-repeated="3"/>
          <table:table-cell table:style-name="ce40"/>
        </table:table-row>
      </table:table>
      <table:table table:name="PERT Tiempo" table:style-name="ta1">
        <table:table-column table:style-name="co6" table:default-cell-style-name="ce28"/>
        <table:table-column table:style-name="co7" table:default-cell-style-name="ce31"/>
        <table:table-column table:style-name="co8" table:default-cell-style-name="ce28"/>
        <table:table-column table:style-name="co9" table:default-cell-style-name="ce31"/>
        <table:table-column table:style-name="co10" table:default-cell-style-name="ce28"/>
        <table:table-column table:style-name="co11" table:default-cell-style-name="ce28"/>
        <table:table-row table:style-name="ro2">
          <table:table-cell table:style-name="ce26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41" office:value-type="string" calcext:value-type="string">
            <text:p>Tiempo optimo</text:p>
          </table:table-cell>
          <table:table-cell table:style-name="ce41" office:value-type="string" calcext:value-type="string">
            <text:p>Tiempo más probable</text:p>
          </table:table-cell>
          <table:table-cell table:style-name="ce41" office:value-type="string" calcext:value-type="string">
            <text:p>Tiempo pesimísta</text:p>
          </table:table-cell>
          <table:table-cell table:style-name="ce41" office:value-type="string" calcext:value-type="string">
            <text:p>PERT ((1TO+1T+4TMP)/6)</text:p>
          </table:table-cell>
        </table:table-row>
        <table:table-row table:style-name="ro2">
          <table:table-cell table:style-name="ce27" office:value-type="string" calcext:value-type="string">
            <text:p>A-100</text:p>
          </table:table-cell>
          <table:table-cell table:style-name="ce30" office:value-type="string" calcext:value-type="string">
            <text:p>Identificar problemas, oportunidades y objetivos </text:p>
          </table:table-cell>
          <table:table-cell table:style-name="ce42" table:formula="of:=SUM([.C3:.C8])" office:value-type="float" office:value="12" calcext:value-type="float">
            <text:p>12</text:p>
          </table:table-cell>
          <table:table-cell table:style-name="ce42" table:formula="of:=SUM([.D3:.D8])" office:value-type="float" office:value="18" calcext:value-type="float">
            <text:p>18</text:p>
          </table:table-cell>
          <table:table-cell table:style-name="ce42" table:formula="of:=SUM([.E3:.E8])" office:value-type="float" office:value="24" calcext:value-type="float">
            <text:p>24</text:p>
          </table:table-cell>
          <table:table-cell table:style-name="ce30" table:formula="of:=ROUND((([.C2]+(4*[.D2])+[.E2])/6);2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-101</text:p>
          </table:table-cell>
          <table:table-cell office:value-type="string" calcext:value-type="string">
            <text:p>Análisis de la solicitu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ROUND((([.C3]+(4*[.D3])+[.E3])/6);2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-102</text:p>
          </table:table-cell>
          <table:table-cell office:value-type="string" calcext:value-type="string">
            <text:p>Evaluación de la solicitu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ROUND((([.C4]+(4*[.D4])+[.E4])/6);2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-103</text:p>
          </table:table-cell>
          <table:table-cell office:value-type="string" calcext:value-type="string">
            <text:p>Definición del proble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ROUND((([.C5]+(4*[.D5])+[.E5])/6);2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-104</text:p>
          </table:table-cell>
          <table:table-cell table:style-name="ce32" office:value-type="string" calcext:value-type="string">
            <text:p>Análisis de requerimientos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ROUND((([.C6]+(4*[.D6])+[.E6])/6);2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-105</text:p>
          </table:table-cell>
          <table:table-cell table:style-name="ce32" office:value-type="string" calcext:value-type="string">
            <text:p>Entrevistas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OUND((([.C7]+(4*[.D7])+[.E7])/6);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-106</text:p>
          </table:table-cell>
          <table:table-cell table:style-name="ce32" office:value-type="string" calcext:value-type="string">
            <text:p>Definición de objetivos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OUND((([.C8]+(4*[.D8])+[.E8])/6);2)" office:value-type="float" office:value="3" calcext:value-type="float">
            <text:p>3</text:p>
          </table:table-cell>
        </table:table-row>
        <table:table-row table:style-name="ro2">
          <table:table-cell table:style-name="ce27" office:value-type="string" calcext:value-type="string">
            <text:p>A-200</text:p>
          </table:table-cell>
          <table:table-cell table:style-name="ce30" office:value-type="string" calcext:value-type="string">
            <text:p>Determinación de requerimientos</text:p>
          </table:table-cell>
          <table:table-cell table:style-name="ce42" table:formula="of:=SUM([.C10:.C11])" office:value-type="float" office:value="3" calcext:value-type="float">
            <text:p>3</text:p>
          </table:table-cell>
          <table:table-cell table:style-name="ce42" table:formula="of:=SUM([.D10:.D11])" office:value-type="float" office:value="5" calcext:value-type="float">
            <text:p>5</text:p>
          </table:table-cell>
          <table:table-cell table:style-name="ce42" table:formula="of:=SUM([.E10:.E11])" office:value-type="float" office:value="7" calcext:value-type="float">
            <text:p>7</text:p>
          </table:table-cell>
          <table:table-cell table:style-name="ce30" table:formula="of:=ROUND((([.C9]+(4*[.D9])+[.E9])/6);2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-201</text:p>
          </table:table-cell>
          <table:table-cell office:value-type="string" calcext:value-type="string">
            <text:p>Recopilación de la informació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OUND((([.C10]+(4*[.D10])+[.E10])/6);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-202</text:p>
          </table:table-cell>
          <table:table-cell office:value-type="string" calcext:value-type="string">
            <text:p>Análisis de la información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ROUND((([.C11]+(4*[.D11])+[.E11])/6);2)" office:value-type="float" office:value="2" calcext:value-type="float">
            <text:p>2</text:p>
          </table:table-cell>
        </table:table-row>
        <table:table-row table:style-name="ro2">
          <table:table-cell table:style-name="ce27" office:value-type="string" calcext:value-type="string">
            <text:p>A-300</text:p>
          </table:table-cell>
          <table:table-cell table:style-name="ce30" office:value-type="string" calcext:value-type="string">
            <text:p>Diseño del sistema </text:p>
          </table:table-cell>
          <table:table-cell table:style-name="ce42" table:formula="of:=SUM([.C13:.C14])" office:value-type="float" office:value="6" calcext:value-type="float">
            <text:p>6</text:p>
          </table:table-cell>
          <table:table-cell table:style-name="ce42" table:formula="of:=SUM([.D13:.D14])" office:value-type="float" office:value="9" calcext:value-type="float">
            <text:p>9</text:p>
          </table:table-cell>
          <table:table-cell table:style-name="ce42" table:formula="of:=SUM([.E13:.E14])" office:value-type="float" office:value="11" calcext:value-type="float">
            <text:p>11</text:p>
          </table:table-cell>
          <table:table-cell table:style-name="ce30" table:formula="of:=ROUND((([.C12]+(4*[.D12])+[.E12])/6);2)" office:value-type="float" office:value="8.83" calcext:value-type="float">
            <text:p>8.83</text:p>
          </table:table-cell>
        </table:table-row>
        <table:table-row table:style-name="ro2">
          <table:table-cell office:value-type="string" calcext:value-type="string">
            <text:p>A-301</text:p>
          </table:table-cell>
          <table:table-cell table:style-name="ce32" office:value-type="string" calcext:value-type="string">
            <text:p>Diseño de la base de datos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ROUND((([.C13]+(4*[.D13])+[.E13])/6);2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-302</text:p>
          </table:table-cell>
          <table:table-cell table:style-name="ce32" office:value-type="string" calcext:value-type="string">
            <text:p>Diseño de las interfaces de usuario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ROUND((([.C14]+(4*[.D14])+[.E14])/6);2)" office:value-type="float" office:value="4.83" calcext:value-type="float">
            <text:p>4.83</text:p>
          </table:table-cell>
        </table:table-row>
        <table:table-row table:style-name="ro2">
          <table:table-cell table:style-name="ce27" office:value-type="string" calcext:value-type="string">
            <text:p>A-400</text:p>
          </table:table-cell>
          <table:table-cell table:style-name="ce30" office:value-type="string" calcext:value-type="string">
            <text:p>Desarrollo del sistema </text:p>
          </table:table-cell>
          <table:table-cell table:style-name="ce42" table:formula="of:=SUM([.C16:.C18])" office:value-type="float" office:value="8" calcext:value-type="float">
            <text:p>8</text:p>
          </table:table-cell>
          <table:table-cell table:style-name="ce42" table:formula="of:=SUM([.D16:.D18])" office:value-type="float" office:value="11" calcext:value-type="float">
            <text:p>11</text:p>
          </table:table-cell>
          <table:table-cell table:style-name="ce42" table:formula="of:=SUM([.E16:.E18])" office:value-type="float" office:value="14" calcext:value-type="float">
            <text:p>14</text:p>
          </table:table-cell>
          <table:table-cell table:style-name="ce30" table:formula="of:=ROUND((([.C15]+(4*[.D15])+[.E15])/6);2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-401</text:p>
          </table:table-cell>
          <table:table-cell office:value-type="string" calcext:value-type="string">
            <text:p>Codificación de la base de dato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ROUND((([.C16]+(4*[.D16])+[.E16])/6);2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-402</text:p>
          </table:table-cell>
          <table:table-cell office:value-type="string" calcext:value-type="string">
            <text:p>Creación de las interfaces de usuar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ROUND((([.C17]+(4*[.D17])+[.E17])/6);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-403</text:p>
          </table:table-cell>
          <table:table-cell office:value-type="string" calcext:value-type="string">
            <text:p>Codificación de las interfaces de usuari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ROUND((([.C18]+(4*[.D18])+[.E18])/6);2)" office:value-type="float" office:value="4" calcext:value-type="float">
            <text:p>4</text:p>
          </table:table-cell>
        </table:table-row>
        <table:table-row table:style-name="ro2">
          <table:table-cell table:style-name="ce27" office:value-type="string" calcext:value-type="string">
            <text:p>A-500</text:p>
          </table:table-cell>
          <table:table-cell table:style-name="ce30" office:value-type="string" calcext:value-type="string">
            <text:p>Pruebas del sistema</text:p>
          </table:table-cell>
          <table:table-cell table:style-name="ce42" table:formula="of:=SUM([.C20:.C21])" office:value-type="float" office:value="4" calcext:value-type="float">
            <text:p>4</text:p>
          </table:table-cell>
          <table:table-cell table:style-name="ce42" table:formula="of:=SUM([.D20:.D21])" office:value-type="float" office:value="9" calcext:value-type="float">
            <text:p>9</text:p>
          </table:table-cell>
          <table:table-cell table:style-name="ce42" table:formula="of:=SUM([.E20:.E21])" office:value-type="float" office:value="11" calcext:value-type="float">
            <text:p>11</text:p>
          </table:table-cell>
          <table:table-cell table:style-name="ce30" table:formula="of:=ROUND((([.C19]+(4*[.D19])+[.E19])/6);2)" office:value-type="float" office:value="8.5" calcext:value-type="float">
            <text:p>8.5</text:p>
          </table:table-cell>
        </table:table-row>
        <table:table-row table:style-name="ro2">
          <table:table-cell office:value-type="string" calcext:value-type="string">
            <text:p>A-501</text:p>
          </table:table-cell>
          <table:table-cell office:value-type="string" calcext:value-type="string">
            <text:p>Pruebas unitari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ROUND((([.C20]+(4*[.D20])+[.E20])/6);2)" office:value-type="float" office:value="3.83" calcext:value-type="float">
            <text:p>3.83</text:p>
          </table:table-cell>
        </table:table-row>
        <table:table-row table:style-name="ro2">
          <table:table-cell office:value-type="string" calcext:value-type="string">
            <text:p>A-502</text:p>
          </table:table-cell>
          <table:table-cell office:value-type="string" calcext:value-type="string">
            <text:p>Pruebas de caja neg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ROUND((([.C21]+(4*[.D21])+[.E21])/6);2)" office:value-type="float" office:value="4.67" calcext:value-type="float">
            <text:p>4.67</text:p>
          </table:table-cell>
        </table:table-row>
        <table:table-row table:style-name="ro2">
          <table:table-cell table:style-name="ce27" office:value-type="string" calcext:value-type="string">
            <text:p>A-600</text:p>
          </table:table-cell>
          <table:table-cell table:style-name="ce30" office:value-type="string" calcext:value-type="string">
            <text:p>Implementación y evaluación del sistema</text:p>
          </table:table-cell>
          <table:table-cell table:style-name="ce42" table:formula="of:=SUM([.C23:.C25])" office:value-type="float" office:value="7" calcext:value-type="float">
            <text:p>7</text:p>
          </table:table-cell>
          <table:table-cell table:style-name="ce42" table:formula="of:=SUM([.D23:.D25])" office:value-type="float" office:value="11" calcext:value-type="float">
            <text:p>11</text:p>
          </table:table-cell>
          <table:table-cell table:style-name="ce42" table:formula="of:=SUM([.E23:.E25])" office:value-type="float" office:value="14" calcext:value-type="float">
            <text:p>14</text:p>
          </table:table-cell>
          <table:table-cell table:style-name="ce30" table:formula="of:=ROUND((([.C22]+(4*[.D22])+[.E22])/6);2)" office:value-type="float" office:value="10.83" calcext:value-type="float">
            <text:p>10.83</text:p>
          </table:table-cell>
        </table:table-row>
        <table:table-row table:style-name="ro2">
          <table:table-cell office:value-type="string" calcext:value-type="string">
            <text:p>A-601</text:p>
          </table:table-cell>
          <table:table-cell office:value-type="string" calcext:value-type="string">
            <text:p>Implementación del siste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table:formula="of:=ROUND((([.C23]+(4*[.D23])+[.E23])/6);2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-602</text:p>
          </table:table-cell>
          <table:table-cell table:style-name="ce32" office:value-type="string" calcext:value-type="string">
            <text:p>Pruebas del usuario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3" table:formula="of:=ROUND((([.C24]+(4*[.D24])+[.E24])/6);2)" office:value-type="float" office:value="3.83" calcext:value-type="float">
            <text:p>3.83</text:p>
          </table:table-cell>
        </table:table-row>
        <table:table-row table:style-name="ro2">
          <table:table-cell office:value-type="string" calcext:value-type="string">
            <text:p>A-603</text:p>
          </table:table-cell>
          <table:table-cell table:style-name="ce32" office:value-type="string" calcext:value-type="string">
            <text:p>Aceptación de todos los módulos del sistema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3" table:formula="of:=ROUND((([.C25]+(4*[.D25])+[.E25])/6);2)" office:value-type="float" office:value="4" calcext:value-type="float">
            <text:p>4</text:p>
          </table:table-cell>
        </table:table-row>
        <table:table-row table:style-name="ro2">
          <table:table-cell table:style-name="ce27" office:value-type="string" calcext:value-type="string">
            <text:p>A-700</text:p>
          </table:table-cell>
          <table:table-cell table:style-name="ce30" office:value-type="string" calcext:value-type="string">
            <text:p>Cierre del proyecto</text:p>
          </table:table-cell>
          <table:table-cell table:style-name="ce42" table:formula="of:=SUM([.C27:.C31])" office:value-type="float" office:value="6" calcext:value-type="float">
            <text:p>6</text:p>
          </table:table-cell>
          <table:table-cell table:style-name="ce42" table:formula="of:=SUM([.D27:.D31])" office:value-type="float" office:value="15" calcext:value-type="float">
            <text:p>15</text:p>
          </table:table-cell>
          <table:table-cell table:style-name="ce42" table:formula="of:=SUM([.E27:.E31])" office:value-type="float" office:value="20" calcext:value-type="float">
            <text:p>20</text:p>
          </table:table-cell>
          <table:table-cell table:style-name="ce30" table:formula="of:=ROUND((([.C26]+(4*[.D26])+[.E26])/6);2)" office:value-type="float" office:value="14.33" calcext:value-type="float">
            <text:p>14.33</text:p>
          </table:table-cell>
        </table:table-row>
        <table:table-row table:style-name="ro2">
          <table:table-cell office:value-type="string" calcext:value-type="string">
            <text:p>A-701</text:p>
          </table:table-cell>
          <table:table-cell office:value-type="string" calcext:value-type="string">
            <text:p>Entregar el producto desarrolla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table:formula="of:=ROUND((([.C27]+(4*[.D27])+[.E27])/6);2)" office:value-type="float" office:value="2.83" calcext:value-type="float">
            <text:p>2.83</text:p>
          </table:table-cell>
        </table:table-row>
        <table:table-row table:style-name="ro2">
          <table:table-cell office:value-type="string" calcext:value-type="string">
            <text:p>A-702</text:p>
          </table:table-cell>
          <table:table-cell table:style-name="ce32" office:value-type="string" calcext:value-type="string">
            <text:p>Go live (puesta en marcha del software)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3" table:formula="of:=ROUND((([.C28]+(4*[.D28])+[.E28])/6);2)" office:value-type="float" office:value="3.83" calcext:value-type="float">
            <text:p>3.83</text:p>
          </table:table-cell>
        </table:table-row>
        <table:table-row table:style-name="ro2">
          <table:table-cell office:value-type="string" calcext:value-type="string">
            <text:p>A-703</text:p>
          </table:table-cell>
          <table:table-cell office:value-type="string" calcext:value-type="string">
            <text:p>Entrega final al clien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table:formula="of:=ROUND((([.C29]+(4*[.D29])+[.E29])/6);2)" office:value-type="float" office:value="2.83" calcext:value-type="float">
            <text:p>2.83</text:p>
          </table:table-cell>
        </table:table-row>
        <table:table-row table:style-name="ro2">
          <table:table-cell office:value-type="string" calcext:value-type="string">
            <text:p>A-704</text:p>
          </table:table-cell>
          <table:table-cell office:value-type="string" calcext:value-type="string">
            <text:p>Capacitación del person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 table:formula="of:=ROUND((([.C30]+(4*[.D30])+[.E30])/6);2)" office:value-type="float" office:value="2.83" calcext:value-type="float">
            <text:p>2.83</text:p>
          </table:table-cell>
        </table:table-row>
        <table:table-row table:style-name="ro2">
          <table:table-cell office:value-type="string" calcext:value-type="string">
            <text:p>A-705</text:p>
          </table:table-cell>
          <table:table-cell table:style-name="ce32" office:value-type="string" calcext:value-type="string">
            <text:p>Cierre de contratos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table:formula="of:=ROUND((([.C31]+(4*[.D31])+[.E31])/6);2)" office:value-type="float" office:value="2" calcext:value-type="float">
            <text:p>2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</table:table>
      <table:table table:name="PERT Costos" table:style-name="ta1">
        <table:table-column table:style-name="co5" table:default-cell-style-name="ce28"/>
        <table:table-column table:style-name="co12" table:default-cell-style-name="ce31"/>
        <table:table-column table:style-name="co13" table:default-cell-style-name="ce28"/>
        <table:table-column table:style-name="co14" table:default-cell-style-name="ce75"/>
        <table:table-column table:style-name="co15" table:default-cell-style-name="ce77"/>
        <table:table-column table:style-name="co16" table:default-cell-style-name="ce75"/>
        <table:table-column table:style-name="co5" table:default-cell-style-name="ce78"/>
        <table:table-row table:style-name="ro2">
          <table:table-cell table:style-name="ce26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71"/>
          <table:table-cell table:style-name="ce72" office:value-type="string" calcext:value-type="string">
            <text:p>Costo optimo</text:p>
          </table:table-cell>
          <table:table-cell table:style-name="ce72" office:value-type="string" calcext:value-type="string">
            <text:p>Costo más probable</text:p>
          </table:table-cell>
          <table:table-cell table:style-name="ce72" office:value-type="string" calcext:value-type="string">
            <text:p>Costo pesimista</text:p>
          </table:table-cell>
          <table:table-cell table:style-name="ce72" office:value-type="string" calcext:value-type="string">
            <text:p>Media</text:p>
          </table:table-cell>
        </table:table-row>
        <table:table-row table:style-name="ro2">
          <table:table-cell table:style-name="ce27" office:value-type="string" calcext:value-type="string">
            <text:p>A-100</text:p>
          </table:table-cell>
          <table:table-cell table:style-name="ce30" office:value-type="string" calcext:value-type="string">
            <text:p>Identificar problemas, oportunidades y objetivos </text:p>
          </table:table-cell>
          <table:table-cell table:style-name="ce42" table:formula="of:=SUM([.C3:.C8])" office:value-type="float" office:value="12" calcext:value-type="float">
            <text:p>12</text:p>
          </table:table-cell>
          <table:table-cell table:style-name="ce73" table:formula="of:=SUM([.D3:.D8])" office:value-type="currency" office:currency="ARS" office:value="12000" calcext:value-type="currency">
            <text:p>$12.000,00</text:p>
          </table:table-cell>
          <table:table-cell table:style-name="ce73" table:formula="of:=SUM([.E3:.E8])" office:value-type="currency" office:currency="ARS" office:value="13800" calcext:value-type="currency">
            <text:p>$13.800,00</text:p>
          </table:table-cell>
          <table:table-cell table:style-name="ce73" table:formula="of:=SUM([.F3:.F8])" office:value-type="currency" office:currency="ARS" office:value="15600" calcext:value-type="currency">
            <text:p>$15.600,00</text:p>
          </table:table-cell>
          <table:table-cell table:style-name="ce73" table:formula="of:=ROUND((([.D2]+(4*[.E2])+[.F2])/6);2)" office:value-type="currency" office:currency="ARS" office:value="13800" calcext:value-type="currency">
            <text:p>$13.800,00</text:p>
          </table:table-cell>
        </table:table-row>
        <table:table-row table:style-name="ro2">
          <table:table-cell office:value-type="string" calcext:value-type="string">
            <text:p>A-101</text:p>
          </table:table-cell>
          <table:table-cell office:value-type="string" calcext:value-type="string">
            <text:p>Análisis de la solicitud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1000" calcext:value-type="float">
            <text:p>$1,000.00</text:p>
          </table:table-cell>
          <table:table-cell table:formula="of:=([.D3]+[.F3])/2" office:value-type="currency" office:currency="ARS" office:value="1150" calcext:value-type="currency">
            <text:p>$1.150,00</text:p>
          </table:table-cell>
          <table:table-cell table:formula="of:=[.D3]*1.3" office:value-type="currency" office:currency="ARS" office:value="1300" calcext:value-type="currency">
            <text:p>$1.300,00</text:p>
          </table:table-cell>
          <table:table-cell table:formula="of:=ROUND((([.D3]+(4*[.E3])+[.F3])/6);2)" office:value-type="currency" office:currency="ARS" office:value="1150" calcext:value-type="currency">
            <text:p>$1.150,00</text:p>
          </table:table-cell>
        </table:table-row>
        <table:table-row table:style-name="ro2">
          <table:table-cell office:value-type="string" calcext:value-type="string">
            <text:p>A-102</text:p>
          </table:table-cell>
          <table:table-cell office:value-type="string" calcext:value-type="string">
            <text:p>Evaluación de la solicitud</text:p>
          </table:table-cell>
          <table:table-cell office:value-type="float" office:value="3" calcext:value-type="float">
            <text:p>3</text:p>
          </table:table-cell>
          <table:table-cell office:value-type="currency" office:currency="ARS" office:value="3000" calcext:value-type="currency">
            <text:p>$3.000,00</text:p>
          </table:table-cell>
          <table:table-cell table:formula="of:=([.D4]+[.F4])/2" office:value-type="currency" office:currency="ARS" office:value="3450" calcext:value-type="currency">
            <text:p>$3.450,00</text:p>
          </table:table-cell>
          <table:table-cell table:formula="of:=[.D4]*1.3" office:value-type="currency" office:currency="ARS" office:value="3900" calcext:value-type="currency">
            <text:p>$3.900,00</text:p>
          </table:table-cell>
          <table:table-cell table:formula="of:=ROUND((([.D4]+(4*[.E4])+[.F4])/6);2)" office:value-type="currency" office:currency="ARS" office:value="3450" calcext:value-type="currency">
            <text:p>$3.450,00</text:p>
          </table:table-cell>
        </table:table-row>
        <table:table-row table:style-name="ro2">
          <table:table-cell office:value-type="string" calcext:value-type="string">
            <text:p>A-103</text:p>
          </table:table-cell>
          <table:table-cell office:value-type="string" calcext:value-type="string">
            <text:p>Definición del problem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0" calcext:value-type="currency">
            <text:p>$1.000,00</text:p>
          </table:table-cell>
          <table:table-cell table:formula="of:=([.D5]+[.F5])/2" office:value-type="currency" office:currency="ARS" office:value="1150" calcext:value-type="currency">
            <text:p>$1.150,00</text:p>
          </table:table-cell>
          <table:table-cell table:formula="of:=[.D5]*1.3" office:value-type="currency" office:currency="ARS" office:value="1300" calcext:value-type="currency">
            <text:p>$1.300,00</text:p>
          </table:table-cell>
          <table:table-cell table:formula="of:=ROUND((([.D5]+(4*[.E5])+[.F5])/6);2)" office:value-type="currency" office:currency="ARS" office:value="1150" calcext:value-type="currency">
            <text:p>$1.150,00</text:p>
          </table:table-cell>
        </table:table-row>
        <table:table-row table:style-name="ro2">
          <table:table-cell office:value-type="string" calcext:value-type="string">
            <text:p>A-104</text:p>
          </table:table-cell>
          <table:table-cell table:style-name="ce32" office:value-type="string" calcext:value-type="string">
            <text:p>Análisis de requerimientos</text:p>
          </table:table-cell>
          <table:table-cell office:value-type="float" office:value="3" calcext:value-type="float">
            <text:p>3</text:p>
          </table:table-cell>
          <table:table-cell table:style-name="ce76" office:value-type="currency" office:currency="ARS" office:value="3000" calcext:value-type="currency">
            <text:p>$3.000,00</text:p>
          </table:table-cell>
          <table:table-cell table:formula="of:=([.D6]+[.F6])/2" office:value-type="currency" office:currency="ARS" office:value="3450" calcext:value-type="currency">
            <text:p>$3.450,00</text:p>
          </table:table-cell>
          <table:table-cell table:formula="of:=[.D6]*1.3" office:value-type="currency" office:currency="ARS" office:value="3900" calcext:value-type="currency">
            <text:p>$3.900,00</text:p>
          </table:table-cell>
          <table:table-cell table:formula="of:=ROUND((([.D6]+(4*[.E6])+[.F6])/6);2)" office:value-type="currency" office:currency="ARS" office:value="3450" calcext:value-type="currency">
            <text:p>$3.450,00</text:p>
          </table:table-cell>
        </table:table-row>
        <table:table-row table:style-name="ro2">
          <table:table-cell office:value-type="string" calcext:value-type="string">
            <text:p>A-105</text:p>
          </table:table-cell>
          <table:table-cell table:style-name="ce32" office:value-type="string" calcext:value-type="string">
            <text:p>Entrevistas</text:p>
          </table:table-cell>
          <table:table-cell office:value-type="float" office:value="2" calcext:value-type="float">
            <text:p>2</text:p>
          </table:table-cell>
          <table:table-cell table:style-name="ce76" office:value-type="currency" office:currency="ARS" office:value="2000" calcext:value-type="currency">
            <text:p>$2.000,00</text:p>
          </table:table-cell>
          <table:table-cell table:formula="of:=([.D7]+[.F7])/2" office:value-type="currency" office:currency="ARS" office:value="2300" calcext:value-type="currency">
            <text:p>$2.300,00</text:p>
          </table:table-cell>
          <table:table-cell table:formula="of:=[.D7]*1.3" office:value-type="currency" office:currency="ARS" office:value="2600" calcext:value-type="currency">
            <text:p>$2.600,00</text:p>
          </table:table-cell>
          <table:table-cell table:formula="of:=ROUND((([.D7]+(4*[.E7])+[.F7])/6);2)" office:value-type="currency" office:currency="ARS" office:value="2300" calcext:value-type="currency">
            <text:p>$2.300,00</text:p>
          </table:table-cell>
        </table:table-row>
        <table:table-row table:style-name="ro2">
          <table:table-cell office:value-type="string" calcext:value-type="string">
            <text:p>A-106</text:p>
          </table:table-cell>
          <table:table-cell table:style-name="ce32" office:value-type="string" calcext:value-type="string">
            <text:p>Definición de objetivos</text:p>
          </table:table-cell>
          <table:table-cell office:value-type="float" office:value="2" calcext:value-type="float">
            <text:p>2</text:p>
          </table:table-cell>
          <table:table-cell table:style-name="ce76" office:value-type="currency" office:currency="ARS" office:value="2000" calcext:value-type="currency">
            <text:p>$2.000,00</text:p>
          </table:table-cell>
          <table:table-cell table:formula="of:=([.D8]+[.F8])/2" office:value-type="currency" office:currency="ARS" office:value="2300" calcext:value-type="currency">
            <text:p>$2.300,00</text:p>
          </table:table-cell>
          <table:table-cell table:formula="of:=[.D8]*1.3" office:value-type="currency" office:currency="ARS" office:value="2600" calcext:value-type="currency">
            <text:p>$2.600,00</text:p>
          </table:table-cell>
          <table:table-cell table:formula="of:=ROUND((([.D8]+(4*[.E8])+[.F8])/6);2)" office:value-type="currency" office:currency="ARS" office:value="2300" calcext:value-type="currency">
            <text:p>$2.300,00</text:p>
          </table:table-cell>
        </table:table-row>
        <table:table-row table:style-name="ro2">
          <table:table-cell table:style-name="ce27" office:value-type="string" calcext:value-type="string">
            <text:p>A-200</text:p>
          </table:table-cell>
          <table:table-cell table:style-name="ce30" office:value-type="string" calcext:value-type="string">
            <text:p>Determinación de requerimientos</text:p>
          </table:table-cell>
          <table:table-cell table:style-name="ce42" table:formula="of:=SUM([.C10:.C11])" office:value-type="float" office:value="3" calcext:value-type="float">
            <text:p>3</text:p>
          </table:table-cell>
          <table:table-cell table:style-name="ce73" table:formula="of:=SUM([.D10:.D11])" office:value-type="currency" office:currency="ARS" office:value="5100" calcext:value-type="currency">
            <text:p>$5.100,00</text:p>
          </table:table-cell>
          <table:table-cell table:style-name="ce73" table:formula="of:=SUM([.E10:.E11])" office:value-type="currency" office:currency="ARS" office:value="5865" calcext:value-type="currency">
            <text:p>$5.865,00</text:p>
          </table:table-cell>
          <table:table-cell table:style-name="ce73" table:formula="of:=SUM([.F10:.F11])" office:value-type="currency" office:currency="ARS" office:value="6630" calcext:value-type="currency">
            <text:p>$6.630,00</text:p>
          </table:table-cell>
          <table:table-cell table:style-name="ce73" table:formula="of:=ROUND((([.D9]+(4*[.E9])+[.F9])/6);2)" office:value-type="currency" office:currency="ARS" office:value="5865" calcext:value-type="currency">
            <text:p>$5.865,00</text:p>
          </table:table-cell>
        </table:table-row>
        <table:table-row table:style-name="ro2">
          <table:table-cell office:value-type="string" calcext:value-type="string">
            <text:p>A-201</text:p>
          </table:table-cell>
          <table:table-cell office:value-type="string" calcext:value-type="string">
            <text:p>Recopilación de la información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3400" calcext:value-type="currency">
            <text:p>$3.400,00</text:p>
          </table:table-cell>
          <table:table-cell table:formula="of:=([.D10]+[.F10])/2" office:value-type="currency" office:currency="ARS" office:value="3910" calcext:value-type="currency">
            <text:p>$3.910,00</text:p>
          </table:table-cell>
          <table:table-cell table:formula="of:=[.D10]*1.3" office:value-type="currency" office:currency="ARS" office:value="4420" calcext:value-type="currency">
            <text:p>$4.420,00</text:p>
          </table:table-cell>
          <table:table-cell table:formula="of:=ROUND((([.D10]+(4*[.E10])+[.F10])/6);2)" office:value-type="currency" office:currency="ARS" office:value="3910" calcext:value-type="currency">
            <text:p>$3.910,00</text:p>
          </table:table-cell>
        </table:table-row>
        <table:table-row table:style-name="ro2">
          <table:table-cell office:value-type="string" calcext:value-type="string">
            <text:p>A-202</text:p>
          </table:table-cell>
          <table:table-cell office:value-type="string" calcext:value-type="string">
            <text:p>Análisis de la información 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700" calcext:value-type="currency">
            <text:p>$1.700,00</text:p>
          </table:table-cell>
          <table:table-cell table:formula="of:=([.D11]+[.F11])/2" office:value-type="currency" office:currency="ARS" office:value="1955" calcext:value-type="currency">
            <text:p>$1.955,00</text:p>
          </table:table-cell>
          <table:table-cell table:formula="of:=[.D11]*1.3" office:value-type="currency" office:currency="ARS" office:value="2210" calcext:value-type="currency">
            <text:p>$2.210,00</text:p>
          </table:table-cell>
          <table:table-cell table:formula="of:=ROUND((([.D11]+(4*[.E11])+[.F11])/6);2)" office:value-type="currency" office:currency="ARS" office:value="1955" calcext:value-type="currency">
            <text:p>$1.955,00</text:p>
          </table:table-cell>
        </table:table-row>
        <table:table-row table:style-name="ro2">
          <table:table-cell table:style-name="ce27" office:value-type="string" calcext:value-type="string">
            <text:p>A-300</text:p>
          </table:table-cell>
          <table:table-cell table:style-name="ce30" office:value-type="string" calcext:value-type="string">
            <text:p>Diseño del sistema </text:p>
          </table:table-cell>
          <table:table-cell table:style-name="ce42" table:formula="of:=SUM([.C13:.C14])" office:value-type="float" office:value="6" calcext:value-type="float">
            <text:p>6</text:p>
          </table:table-cell>
          <table:table-cell table:style-name="ce73" table:formula="of:=SUM([.D13:.D14])" office:value-type="currency" office:currency="ARS" office:value="10200" calcext:value-type="currency">
            <text:p>$10.200,00</text:p>
          </table:table-cell>
          <table:table-cell table:style-name="ce73" table:formula="of:=SUM([.E13:.E14])" office:value-type="currency" office:currency="ARS" office:value="11730" calcext:value-type="currency">
            <text:p>$11.730,00</text:p>
          </table:table-cell>
          <table:table-cell table:style-name="ce73" table:formula="of:=SUM([.F13:.F14])" office:value-type="currency" office:currency="ARS" office:value="13260" calcext:value-type="currency">
            <text:p>$13.260,00</text:p>
          </table:table-cell>
          <table:table-cell table:style-name="ce73" table:formula="of:=ROUND((([.D12]+(4*[.E12])+[.F12])/6);2)" office:value-type="currency" office:currency="ARS" office:value="11730" calcext:value-type="currency">
            <text:p>$11.730,00</text:p>
          </table:table-cell>
        </table:table-row>
        <table:table-row table:style-name="ro2">
          <table:table-cell office:value-type="string" calcext:value-type="string">
            <text:p>A-301</text:p>
          </table:table-cell>
          <table:table-cell table:style-name="ce32" office:value-type="string" calcext:value-type="string">
            <text:p>Diseño de la base de datos</text:p>
          </table:table-cell>
          <table:table-cell office:value-type="float" office:value="3" calcext:value-type="float">
            <text:p>3</text:p>
          </table:table-cell>
          <table:table-cell table:style-name="ce76" office:value-type="currency" office:currency="ARS" office:value="5100" calcext:value-type="currency">
            <text:p>$5.100,00</text:p>
          </table:table-cell>
          <table:table-cell table:formula="of:=([.D13]+[.F13])/2" office:value-type="currency" office:currency="ARS" office:value="5865" calcext:value-type="currency">
            <text:p>$5.865,00</text:p>
          </table:table-cell>
          <table:table-cell table:style-name="ce76" table:formula="of:=[.D13]*1.3" office:value-type="currency" office:currency="ARS" office:value="6630" calcext:value-type="currency">
            <text:p>$6.630,00</text:p>
          </table:table-cell>
          <table:table-cell table:formula="of:=ROUND((([.D13]+(4*[.E13])+[.F13])/6);2)" office:value-type="currency" office:currency="ARS" office:value="5865" calcext:value-type="currency">
            <text:p>$5.865,00</text:p>
          </table:table-cell>
        </table:table-row>
        <table:table-row table:style-name="ro2">
          <table:table-cell office:value-type="string" calcext:value-type="string">
            <text:p>A-302</text:p>
          </table:table-cell>
          <table:table-cell table:style-name="ce32" office:value-type="string" calcext:value-type="string">
            <text:p>Diseño de las interfaces de usuario</text:p>
          </table:table-cell>
          <table:table-cell office:value-type="float" office:value="3" calcext:value-type="float">
            <text:p>3</text:p>
          </table:table-cell>
          <table:table-cell table:style-name="ce76" office:value-type="currency" office:currency="ARS" office:value="5100" calcext:value-type="currency">
            <text:p>$5.100,00</text:p>
          </table:table-cell>
          <table:table-cell table:formula="of:=([.D14]+[.F14])/2" office:value-type="currency" office:currency="ARS" office:value="5865" calcext:value-type="currency">
            <text:p>$5.865,00</text:p>
          </table:table-cell>
          <table:table-cell table:style-name="ce76" table:formula="of:=[.D14]*1.3" office:value-type="currency" office:currency="ARS" office:value="6630" calcext:value-type="currency">
            <text:p>$6.630,00</text:p>
          </table:table-cell>
          <table:table-cell table:formula="of:=ROUND((([.D14]+(4*[.E14])+[.F14])/6);2)" office:value-type="currency" office:currency="ARS" office:value="5865" calcext:value-type="currency">
            <text:p>$5.865,00</text:p>
          </table:table-cell>
        </table:table-row>
        <table:table-row table:style-name="ro2">
          <table:table-cell table:style-name="ce27" office:value-type="string" calcext:value-type="string">
            <text:p>A-400</text:p>
          </table:table-cell>
          <table:table-cell table:style-name="ce30" office:value-type="string" calcext:value-type="string">
            <text:p>Desarrollo del sistema </text:p>
          </table:table-cell>
          <table:table-cell table:style-name="ce42" table:formula="of:=SUM([.C16:.C18])" office:value-type="float" office:value="8" calcext:value-type="float">
            <text:p>8</text:p>
          </table:table-cell>
          <table:table-cell table:style-name="ce73" table:formula="of:=SUM([.D16:.D18])" office:value-type="currency" office:currency="ARS" office:value="13600" calcext:value-type="currency">
            <text:p>$13.600,00</text:p>
          </table:table-cell>
          <table:table-cell table:style-name="ce73" table:formula="of:=SUM([.E16:.E18])" office:value-type="currency" office:currency="ARS" office:value="15640" calcext:value-type="currency">
            <text:p>$15.640,00</text:p>
          </table:table-cell>
          <table:table-cell table:style-name="ce73" table:formula="of:=SUM([.F16:.F18])" office:value-type="currency" office:currency="ARS" office:value="17680" calcext:value-type="currency">
            <text:p>$17.680,00</text:p>
          </table:table-cell>
          <table:table-cell table:style-name="ce73" table:formula="of:=ROUND((([.D15]+(4*[.E15])+[.F15])/6);2)" office:value-type="currency" office:currency="ARS" office:value="15640" calcext:value-type="currency">
            <text:p>$15.640,00</text:p>
          </table:table-cell>
        </table:table-row>
        <table:table-row table:style-name="ro2">
          <table:table-cell office:value-type="string" calcext:value-type="string">
            <text:p>A-401</text:p>
          </table:table-cell>
          <table:table-cell office:value-type="string" calcext:value-type="string">
            <text:p>Codificación de la base de datos</text:p>
          </table:table-cell>
          <table:table-cell office:value-type="float" office:value="3" calcext:value-type="float">
            <text:p>3</text:p>
          </table:table-cell>
          <table:table-cell office:value-type="currency" office:currency="ARS" office:value="5100" calcext:value-type="currency">
            <text:p>$5.100,00</text:p>
          </table:table-cell>
          <table:table-cell table:formula="of:=([.D16]+[.F16])/2" office:value-type="currency" office:currency="ARS" office:value="5865" calcext:value-type="currency">
            <text:p>$5.865,00</text:p>
          </table:table-cell>
          <table:table-cell table:formula="of:=[.D16]*1.3" office:value-type="currency" office:currency="ARS" office:value="6630" calcext:value-type="currency">
            <text:p>$6.630,00</text:p>
          </table:table-cell>
          <table:table-cell table:formula="of:=ROUND((([.D16]+(4*[.E16])+[.F16])/6);2)" office:value-type="currency" office:currency="ARS" office:value="5865" calcext:value-type="currency">
            <text:p>$5.865,00</text:p>
          </table:table-cell>
        </table:table-row>
        <table:table-row table:style-name="ro2">
          <table:table-cell office:value-type="string" calcext:value-type="string">
            <text:p>A-402</text:p>
          </table:table-cell>
          <table:table-cell office:value-type="string" calcext:value-type="string">
            <text:p>Creación de las interfaces de usuario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3400" calcext:value-type="currency">
            <text:p>$3.400,00</text:p>
          </table:table-cell>
          <table:table-cell table:formula="of:=([.D17]+[.F17])/2" office:value-type="currency" office:currency="ARS" office:value="3910" calcext:value-type="currency">
            <text:p>$3.910,00</text:p>
          </table:table-cell>
          <table:table-cell table:formula="of:=[.D17]*1.3" office:value-type="currency" office:currency="ARS" office:value="4420" calcext:value-type="currency">
            <text:p>$4.420,00</text:p>
          </table:table-cell>
          <table:table-cell table:formula="of:=ROUND((([.D17]+(4*[.E17])+[.F17])/6);2)" office:value-type="currency" office:currency="ARS" office:value="3910" calcext:value-type="currency">
            <text:p>$3.910,00</text:p>
          </table:table-cell>
        </table:table-row>
        <table:table-row table:style-name="ro2">
          <table:table-cell office:value-type="string" calcext:value-type="string">
            <text:p>A-403</text:p>
          </table:table-cell>
          <table:table-cell office:value-type="string" calcext:value-type="string">
            <text:p>Codificación de las interfaces de usuario</text:p>
          </table:table-cell>
          <table:table-cell office:value-type="float" office:value="3" calcext:value-type="float">
            <text:p>3</text:p>
          </table:table-cell>
          <table:table-cell office:value-type="currency" office:currency="ARS" office:value="5100" calcext:value-type="currency">
            <text:p>$5.100,00</text:p>
          </table:table-cell>
          <table:table-cell table:formula="of:=([.D18]+[.F18])/2" office:value-type="currency" office:currency="ARS" office:value="5865" calcext:value-type="currency">
            <text:p>$5.865,00</text:p>
          </table:table-cell>
          <table:table-cell table:formula="of:=[.D18]*1.3" office:value-type="currency" office:currency="ARS" office:value="6630" calcext:value-type="currency">
            <text:p>$6.630,00</text:p>
          </table:table-cell>
          <table:table-cell table:formula="of:=ROUND((([.D18]+(4*[.E18])+[.F18])/6);2)" office:value-type="currency" office:currency="ARS" office:value="5865" calcext:value-type="currency">
            <text:p>$5.865,00</text:p>
          </table:table-cell>
        </table:table-row>
        <table:table-row table:style-name="ro2">
          <table:table-cell table:style-name="ce27" office:value-type="string" calcext:value-type="string">
            <text:p>A-500</text:p>
          </table:table-cell>
          <table:table-cell table:style-name="ce30" office:value-type="string" calcext:value-type="string">
            <text:p>Pruebas del sistema</text:p>
          </table:table-cell>
          <table:table-cell table:style-name="ce42" table:formula="of:=SUM([.C20:.C21])" office:value-type="float" office:value="4" calcext:value-type="float">
            <text:p>4</text:p>
          </table:table-cell>
          <table:table-cell table:style-name="ce73" table:formula="of:=SUM([.D20:.D21])" office:value-type="currency" office:currency="ARS" office:value="6800" calcext:value-type="currency">
            <text:p>$6.800,00</text:p>
          </table:table-cell>
          <table:table-cell table:style-name="ce73" table:formula="of:=SUM([.E20:.E21])" office:value-type="currency" office:currency="ARS" office:value="7820" calcext:value-type="currency">
            <text:p>$7.820,00</text:p>
          </table:table-cell>
          <table:table-cell table:style-name="ce73" table:formula="of:=SUM([.F20:.F21])" office:value-type="currency" office:currency="ARS" office:value="8840" calcext:value-type="currency">
            <text:p>$8.840,00</text:p>
          </table:table-cell>
          <table:table-cell table:style-name="ce73" table:formula="of:=ROUND((([.D19]+(4*[.E19])+[.F19])/6);2)" office:value-type="currency" office:currency="ARS" office:value="7820" calcext:value-type="currency">
            <text:p>$7.820,00</text:p>
          </table:table-cell>
        </table:table-row>
        <table:table-row table:style-name="ro2">
          <table:table-cell office:value-type="string" calcext:value-type="string">
            <text:p>A-501</text:p>
          </table:table-cell>
          <table:table-cell office:value-type="string" calcext:value-type="string">
            <text:p>Pruebas unitarias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3400" calcext:value-type="currency">
            <text:p>$3.400,00</text:p>
          </table:table-cell>
          <table:table-cell table:formula="of:=([.D20]+[.F20])/2" office:value-type="currency" office:currency="ARS" office:value="3910" calcext:value-type="currency">
            <text:p>$3.910,00</text:p>
          </table:table-cell>
          <table:table-cell table:formula="of:=[.D20]*1.3" office:value-type="currency" office:currency="ARS" office:value="4420" calcext:value-type="currency">
            <text:p>$4.420,00</text:p>
          </table:table-cell>
          <table:table-cell table:formula="of:=ROUND((([.D20]+(4*[.E20])+[.F20])/6);2)" office:value-type="currency" office:currency="ARS" office:value="3910" calcext:value-type="currency">
            <text:p>$3.910,00</text:p>
          </table:table-cell>
        </table:table-row>
        <table:table-row table:style-name="ro2">
          <table:table-cell office:value-type="string" calcext:value-type="string">
            <text:p>A-502</text:p>
          </table:table-cell>
          <table:table-cell office:value-type="string" calcext:value-type="string">
            <text:p>Pruebas de caja negra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3400" calcext:value-type="currency">
            <text:p>$3.400,00</text:p>
          </table:table-cell>
          <table:table-cell table:formula="of:=([.D21]+[.F21])/2" office:value-type="currency" office:currency="ARS" office:value="3910" calcext:value-type="currency">
            <text:p>$3.910,00</text:p>
          </table:table-cell>
          <table:table-cell table:formula="of:=[.D21]*1.3" office:value-type="currency" office:currency="ARS" office:value="4420" calcext:value-type="currency">
            <text:p>$4.420,00</text:p>
          </table:table-cell>
          <table:table-cell table:formula="of:=ROUND((([.D21]+(4*[.E21])+[.F21])/6);2)" office:value-type="currency" office:currency="ARS" office:value="3910" calcext:value-type="currency">
            <text:p>$3.910,00</text:p>
          </table:table-cell>
        </table:table-row>
        <table:table-row table:style-name="ro2">
          <table:table-cell table:style-name="ce27" office:value-type="string" calcext:value-type="string">
            <text:p>A-600</text:p>
          </table:table-cell>
          <table:table-cell table:style-name="ce30" office:value-type="string" calcext:value-type="string">
            <text:p>Implementación y evaluación del sistema</text:p>
          </table:table-cell>
          <table:table-cell table:style-name="ce42" table:formula="of:=SUM([.C23:.C25])" office:value-type="float" office:value="7" calcext:value-type="float">
            <text:p>7</text:p>
          </table:table-cell>
          <table:table-cell table:style-name="ce73" table:formula="of:=SUM([.D23:.D25])" office:value-type="currency" office:currency="ARS" office:value="11900" calcext:value-type="currency">
            <text:p>$11.900,00</text:p>
          </table:table-cell>
          <table:table-cell table:style-name="ce73" table:formula="of:=SUM([.E23:.E25])" office:value-type="currency" office:currency="ARS" office:value="13685" calcext:value-type="currency">
            <text:p>$13.685,00</text:p>
          </table:table-cell>
          <table:table-cell table:style-name="ce73" table:formula="of:=SUM([.F23:.F25])" office:value-type="currency" office:currency="ARS" office:value="15470" calcext:value-type="currency">
            <text:p>$15.470,00</text:p>
          </table:table-cell>
          <table:table-cell table:style-name="ce73" table:formula="of:=ROUND((([.D22]+(4*[.E22])+[.F22])/6);2)" office:value-type="currency" office:currency="ARS" office:value="13685" calcext:value-type="currency">
            <text:p>$13.685,00</text:p>
          </table:table-cell>
        </table:table-row>
        <table:table-row table:style-name="ro2">
          <table:table-cell office:value-type="string" calcext:value-type="string">
            <text:p>A-601</text:p>
          </table:table-cell>
          <table:table-cell office:value-type="string" calcext:value-type="string">
            <text:p>Implementación del sistema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3400" calcext:value-type="currency">
            <text:p>$3.400,00</text:p>
          </table:table-cell>
          <table:table-cell table:formula="of:=([.D23]+[.F23])/2" office:value-type="currency" office:currency="ARS" office:value="3910" calcext:value-type="currency">
            <text:p>$3.910,00</text:p>
          </table:table-cell>
          <table:table-cell table:formula="of:=[.D23]*1.3" office:value-type="currency" office:currency="ARS" office:value="4420" calcext:value-type="currency">
            <text:p>$4.420,00</text:p>
          </table:table-cell>
          <table:table-cell table:formula="of:=ROUND((([.D23]+(4*[.E23])+[.F23])/6);2)" office:value-type="currency" office:currency="ARS" office:value="3910" calcext:value-type="currency">
            <text:p>$3.910,00</text:p>
          </table:table-cell>
        </table:table-row>
        <table:table-row table:style-name="ro2">
          <table:table-cell office:value-type="string" calcext:value-type="string">
            <text:p>A-602</text:p>
          </table:table-cell>
          <table:table-cell table:style-name="ce32" office:value-type="string" calcext:value-type="string">
            <text:p>Pruebas del usuario</text:p>
          </table:table-cell>
          <table:table-cell office:value-type="float" office:value="2" calcext:value-type="float">
            <text:p>2</text:p>
          </table:table-cell>
          <table:table-cell table:style-name="ce76" office:value-type="currency" office:currency="ARS" office:value="3400" calcext:value-type="currency">
            <text:p>$3.400,00</text:p>
          </table:table-cell>
          <table:table-cell table:formula="of:=([.D24]+[.F24])/2" office:value-type="currency" office:currency="ARS" office:value="3910" calcext:value-type="currency">
            <text:p>$3.910,00</text:p>
          </table:table-cell>
          <table:table-cell table:formula="of:=[.D24]*1.3" office:value-type="currency" office:currency="ARS" office:value="4420" calcext:value-type="currency">
            <text:p>$4.420,00</text:p>
          </table:table-cell>
          <table:table-cell table:formula="of:=ROUND((([.D24]+(4*[.E24])+[.F24])/6);2)" office:value-type="currency" office:currency="ARS" office:value="3910" calcext:value-type="currency">
            <text:p>$3.910,00</text:p>
          </table:table-cell>
        </table:table-row>
        <table:table-row table:style-name="ro2">
          <table:table-cell office:value-type="string" calcext:value-type="string">
            <text:p>A-603</text:p>
          </table:table-cell>
          <table:table-cell table:style-name="ce32" office:value-type="string" calcext:value-type="string">
            <text:p>Aceptación de todos los módulos del sistema</text:p>
          </table:table-cell>
          <table:table-cell office:value-type="float" office:value="3" calcext:value-type="float">
            <text:p>3</text:p>
          </table:table-cell>
          <table:table-cell table:style-name="ce76" office:value-type="currency" office:currency="ARS" office:value="5100" calcext:value-type="currency">
            <text:p>$5.100,00</text:p>
          </table:table-cell>
          <table:table-cell table:formula="of:=([.D25]+[.F25])/2" office:value-type="currency" office:currency="ARS" office:value="5865" calcext:value-type="currency">
            <text:p>$5.865,00</text:p>
          </table:table-cell>
          <table:table-cell table:formula="of:=[.D25]*1.3" office:value-type="currency" office:currency="ARS" office:value="6630" calcext:value-type="currency">
            <text:p>$6.630,00</text:p>
          </table:table-cell>
          <table:table-cell table:formula="of:=ROUND((([.D25]+(4*[.E25])+[.F25])/6);2)" office:value-type="currency" office:currency="ARS" office:value="5865" calcext:value-type="currency">
            <text:p>$5.865,00</text:p>
          </table:table-cell>
        </table:table-row>
        <table:table-row table:style-name="ro2">
          <table:table-cell table:style-name="ce27" office:value-type="string" calcext:value-type="string">
            <text:p>A-700</text:p>
          </table:table-cell>
          <table:table-cell table:style-name="ce30" office:value-type="string" calcext:value-type="string">
            <text:p>Cierre del proyecto</text:p>
          </table:table-cell>
          <table:table-cell table:style-name="ce42" table:formula="of:=SUM([.C27:.C31])" office:value-type="float" office:value="6" calcext:value-type="float">
            <text:p>6</text:p>
          </table:table-cell>
          <table:table-cell table:style-name="ce73" table:formula="of:=SUM([.D27:.D31])" office:value-type="currency" office:currency="ARS" office:value="18000" calcext:value-type="currency">
            <text:p>$18.000,00</text:p>
          </table:table-cell>
          <table:table-cell table:style-name="ce73" table:formula="of:=SUM([.E27:.E31])" office:value-type="currency" office:currency="ARS" office:value="20700" calcext:value-type="currency">
            <text:p>$20.700,00</text:p>
          </table:table-cell>
          <table:table-cell table:style-name="ce73" table:formula="of:=SUM([.F27:.F31])" office:value-type="currency" office:currency="ARS" office:value="23400" calcext:value-type="currency">
            <text:p>$23.400,00</text:p>
          </table:table-cell>
          <table:table-cell table:style-name="ce73" table:formula="of:=ROUND((([.D26]+(4*[.E26])+[.F26])/6);2)" office:value-type="currency" office:currency="ARS" office:value="20700" calcext:value-type="currency">
            <text:p>$20.700,00</text:p>
          </table:table-cell>
        </table:table-row>
        <table:table-row table:style-name="ro2">
          <table:table-cell office:value-type="string" calcext:value-type="string">
            <text:p>A-701</text:p>
          </table:table-cell>
          <table:table-cell office:value-type="string" calcext:value-type="string">
            <text:p>Entregar el producto desarrollad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4000" calcext:value-type="currency">
            <text:p>$4.000,00</text:p>
          </table:table-cell>
          <table:table-cell table:formula="of:=([.D27]+[.F27])/2" office:value-type="currency" office:currency="ARS" office:value="4600" calcext:value-type="currency">
            <text:p>$4.600,00</text:p>
          </table:table-cell>
          <table:table-cell table:formula="of:=[.D27]*1.3" office:value-type="currency" office:currency="ARS" office:value="5200" calcext:value-type="currency">
            <text:p>$5.200,00</text:p>
          </table:table-cell>
          <table:table-cell table:formula="of:=ROUND((([.D27]+(4*[.E27])+[.F27])/6);2)" office:value-type="currency" office:currency="ARS" office:value="4600" calcext:value-type="currency">
            <text:p>$4.600,00</text:p>
          </table:table-cell>
        </table:table-row>
        <table:table-row table:style-name="ro2">
          <table:table-cell office:value-type="string" calcext:value-type="string">
            <text:p>A-702</text:p>
          </table:table-cell>
          <table:table-cell table:style-name="ce32" office:value-type="string" calcext:value-type="string">
            <text:p>Go live (puesta en marcha del software)</text:p>
          </table:table-cell>
          <table:table-cell office:value-type="float" office:value="2" calcext:value-type="float">
            <text:p>2</text:p>
          </table:table-cell>
          <table:table-cell table:style-name="ce76" office:value-type="currency" office:currency="ARS" office:value="6000" calcext:value-type="currency">
            <text:p>$6.000,00</text:p>
          </table:table-cell>
          <table:table-cell table:formula="of:=([.D28]+[.F28])/2" office:value-type="currency" office:currency="ARS" office:value="6900" calcext:value-type="currency">
            <text:p>$6.900,00</text:p>
          </table:table-cell>
          <table:table-cell table:formula="of:=[.D28]*1.3" office:value-type="currency" office:currency="ARS" office:value="7800" calcext:value-type="currency">
            <text:p>$7.800,00</text:p>
          </table:table-cell>
          <table:table-cell table:formula="of:=ROUND((([.D28]+(4*[.E28])+[.F28])/6);2)" office:value-type="currency" office:currency="ARS" office:value="6900" calcext:value-type="currency">
            <text:p>$6.900,00</text:p>
          </table:table-cell>
        </table:table-row>
        <table:table-row table:style-name="ro2">
          <table:table-cell office:value-type="string" calcext:value-type="string">
            <text:p>A-703</text:p>
          </table:table-cell>
          <table:table-cell office:value-type="string" calcext:value-type="string">
            <text:p>Entrega final al client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4000" calcext:value-type="currency">
            <text:p>$4.000,00</text:p>
          </table:table-cell>
          <table:table-cell table:formula="of:=([.D29]+[.F29])/2" office:value-type="currency" office:currency="ARS" office:value="4600" calcext:value-type="currency">
            <text:p>$4.600,00</text:p>
          </table:table-cell>
          <table:table-cell table:formula="of:=[.D29]*1.3" office:value-type="currency" office:currency="ARS" office:value="5200" calcext:value-type="currency">
            <text:p>$5.200,00</text:p>
          </table:table-cell>
          <table:table-cell table:formula="of:=ROUND((([.D29]+(4*[.E29])+[.F29])/6);2)" office:value-type="currency" office:currency="ARS" office:value="4600" calcext:value-type="currency">
            <text:p>$4.600,00</text:p>
          </table:table-cell>
        </table:table-row>
        <table:table-row table:style-name="ro2">
          <table:table-cell office:value-type="string" calcext:value-type="string">
            <text:p>A-704</text:p>
          </table:table-cell>
          <table:table-cell office:value-type="string" calcext:value-type="string">
            <text:p>Capacitación del personal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000" calcext:value-type="currency">
            <text:p>$2.000,00</text:p>
          </table:table-cell>
          <table:table-cell table:formula="of:=([.D30]+[.F30])/2" office:value-type="currency" office:currency="ARS" office:value="2300" calcext:value-type="currency">
            <text:p>$2.300,00</text:p>
          </table:table-cell>
          <table:table-cell table:formula="of:=[.D30]*1.3" office:value-type="currency" office:currency="ARS" office:value="2600" calcext:value-type="currency">
            <text:p>$2.600,00</text:p>
          </table:table-cell>
          <table:table-cell table:formula="of:=ROUND((([.D30]+(4*[.E30])+[.F30])/6);2)" office:value-type="currency" office:currency="ARS" office:value="2300" calcext:value-type="currency">
            <text:p>$2.300,00</text:p>
          </table:table-cell>
        </table:table-row>
        <table:table-row table:style-name="ro2">
          <table:table-cell office:value-type="string" calcext:value-type="string">
            <text:p>A-705</text:p>
          </table:table-cell>
          <table:table-cell table:style-name="ce32" office:value-type="string" calcext:value-type="string">
            <text:p>Cierre de contratos</text:p>
          </table:table-cell>
          <table:table-cell office:value-type="float" office:value="1" calcext:value-type="float">
            <text:p>1</text:p>
          </table:table-cell>
          <table:table-cell table:style-name="ce76" office:value-type="currency" office:currency="ARS" office:value="2000" calcext:value-type="currency">
            <text:p>$2.000,00</text:p>
          </table:table-cell>
          <table:table-cell table:formula="of:=([.D31]+[.F31])/2" office:value-type="currency" office:currency="ARS" office:value="2300" calcext:value-type="currency">
            <text:p>$2.300,00</text:p>
          </table:table-cell>
          <table:table-cell table:formula="of:=[.D31]*1.3" office:value-type="currency" office:currency="ARS" office:value="2600" calcext:value-type="currency">
            <text:p>$2.600,00</text:p>
          </table:table-cell>
          <table:table-cell table:formula="of:=ROUND((([.D31]+(4*[.E31])+[.F31])/6);2)" office:value-type="currency" office:currency="ARS" office:value="2300" calcext:value-type="currency">
            <text:p>$2.300,00</text:p>
          </table:table-cell>
        </table:table-row>
        <table:table-row table:style-name="ro2" table:number-rows-repeated="5">
          <table:table-cell table:style-name="Default" table:number-columns-repeated="7"/>
        </table:table-row>
        <table:table-row table:style-name="ro2">
          <table:table-cell table:style-name="Default" table:number-columns-repeated="3"/>
          <table:table-cell table:style-name="ce25"/>
          <table:table-cell table:style-name="Default" table:number-columns-repeated="3"/>
        </table:table-row>
        <table:table-row table:style-name="ro3">
          <table:table-cell table:style-name="Default" table:number-columns-repeated="7"/>
        </table:table-row>
        <table:table-row table:style-name="ro2" table:number-rows-repeated="3">
          <table:table-cell table:style-name="Default" table:number-columns-repeated="7"/>
        </table:table-row>
        <table:table-row table:style-name="ro2">
          <table:table-cell table:style-name="Default"/>
          <table:table-cell table:style-name="ce25"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</table:table>
      <table:table table:name="Total de costos del proyecto" table:style-name="ta1">
        <table:table-column table:style-name="co17" table:default-cell-style-name="ce86"/>
        <table:table-column table:style-name="co18" table:default-cell-style-name="ce88"/>
        <table:table-column table:style-name="co19" table:default-cell-style-name="ce86"/>
        <table:table-column table:style-name="co20" table:default-cell-style-name="ce88"/>
        <table:table-row table:style-name="ro2">
          <table:table-cell table:style-name="ce52" office:value-type="string" calcext:value-type="string">
            <text:p>Gastos por cubrir</text:p>
          </table:table-cell>
          <table:table-cell table:style-name="ce52" office:value-type="string" calcext:value-type="string">
            <text:p>Costo</text:p>
          </table:table-cell>
          <table:table-cell table:style-name="ce52" office:value-type="string" calcext:value-type="string">
            <text:p>Unidades</text:p>
          </table:table-cell>
          <table:table-cell table:style-name="ce52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Salario Programador</text:p>
          </table:table-cell>
          <table:table-cell office:value-type="currency" office:currency="MXN" office:value="700" calcext:value-type="currency">
            <text:p>$700.00</text:p>
          </table:table-cell>
          <table:table-cell table:formula="of:=3*86" office:value-type="float" office:value="258" calcext:value-type="float">
            <text:p>258</text:p>
          </table:table-cell>
          <table:table-cell table:formula="of:=[.C2]*[.B2]" office:value-type="currency" office:currency="MXN" office:value="180600" calcext:value-type="currency">
            <text:p>$180,600.00</text:p>
          </table:table-cell>
        </table:table-row>
        <table:table-row table:style-name="ro2">
          <table:table-cell office:value-type="string" calcext:value-type="string">
            <text:p>Salario Gerente de proyectos</text:p>
          </table:table-cell>
          <table:table-cell office:value-type="currency" office:currency="MXN" office:value="1000" calcext:value-type="currency">
            <text:p>$1,000.00</text:p>
          </table:table-cell>
          <table:table-cell office:value-type="float" office:value="86" calcext:value-type="float">
            <text:p>86</text:p>
          </table:table-cell>
          <table:table-cell table:formula="of:=[.C3]*[.B3]" office:value-type="currency" office:currency="MXN" office:value="86000" calcext:value-type="currency">
            <text:p>$86,000.00</text:p>
          </table:table-cell>
        </table:table-row>
        <table:table-row table:style-name="ro2">
          <table:table-cell office:value-type="string" calcext:value-type="string">
            <text:p>Viáticos</text:p>
          </table:table-cell>
          <table:table-cell office:value-type="currency" office:currency="MXN" office:value="0" calcext:value-type="currency">
            <text:p>$0.00</text:p>
          </table:table-cell>
          <table:table-cell office:value-type="float" office:value="0" calcext:value-type="float">
            <text:p>0</text:p>
          </table:table-cell>
          <table:table-cell table:formula="of:=[.C4]*[.B4]" office:value-type="currency" office:currency="MXN" office:value="0" calcext:value-type="currency">
            <text:p>$0.00</text:p>
          </table:table-cell>
        </table:table-row>
        <table:table-row table:style-name="ro2">
          <table:table-cell table:style-name="ce87" office:value-type="string" calcext:value-type="string">
            <text:p>Costos de mantenimiento </text:p>
          </table:table-cell>
          <table:table-cell table:style-name="ce89" table:formula="of:=SUM([.B6];[.B7];[.B8];[.B9])" office:value-type="currency" office:currency="MXN" office:value="240" calcext:value-type="currency">
            <text:p>$240.00</text:p>
          </table:table-cell>
          <table:table-cell table:style-name="ce90" office:value-type="float" office:value="20" calcext:value-type="float">
            <text:p>20</text:p>
          </table:table-cell>
          <table:table-cell table:style-name="ce89" table:formula="of:=SUM([.D6:.D9])" office:value-type="currency" office:currency="MXN" office:value="4800" calcext:value-type="currency">
            <text:p>$4,800.00</text:p>
          </table:table-cell>
        </table:table-row>
        <table:table-row table:style-name="ro2">
          <table:table-cell office:value-type="string" calcext:value-type="string">
            <text:p>Luz</text:p>
          </table:table-cell>
          <table:table-cell office:value-type="currency" office:currency="MXN" office:value="50" calcext:value-type="currency">
            <text:p>$50.00</text:p>
          </table:table-cell>
          <table:table-cell office:value-type="float" office:value="20" calcext:value-type="float">
            <text:p>20</text:p>
          </table:table-cell>
          <table:table-cell table:formula="of:=[.C6]*[.B6]" office:value-type="currency" office:currency="MXN" office:value="1000" calcext:value-type="currency">
            <text:p>$1,000.00</text:p>
          </table:table-cell>
        </table:table-row>
        <table:table-row table:style-name="ro2">
          <table:table-cell office:value-type="string" calcext:value-type="string">
            <text:p>Agua</text:p>
          </table:table-cell>
          <table:table-cell office:value-type="currency" office:currency="MXN" office:value="5" calcext:value-type="currency">
            <text:p>$5.00</text:p>
          </table:table-cell>
          <table:table-cell office:value-type="float" office:value="20" calcext:value-type="float">
            <text:p>20</text:p>
          </table:table-cell>
          <table:table-cell table:formula="of:=[.C7]*[.B7]" office:value-type="currency" office:currency="MXN" office:value="100" calcext:value-type="currency">
            <text:p>$100.00</text:p>
          </table:table-cell>
        </table:table-row>
        <table:table-row table:style-name="ro2">
          <table:table-cell office:value-type="string" calcext:value-type="string">
            <text:p>Internet </text:p>
          </table:table-cell>
          <table:table-cell office:value-type="currency" office:currency="MXN" office:value="35" calcext:value-type="currency">
            <text:p>$35.00</text:p>
          </table:table-cell>
          <table:table-cell office:value-type="float" office:value="20" calcext:value-type="float">
            <text:p>20</text:p>
          </table:table-cell>
          <table:table-cell table:formula="of:=[.C8]*[.B8]" office:value-type="currency" office:currency="MXN" office:value="700" calcext:value-type="currency">
            <text:p>$700.00</text:p>
          </table:table-cell>
        </table:table-row>
        <table:table-row table:style-name="ro2">
          <table:table-cell office:value-type="string" calcext:value-type="string">
            <text:p>Alimentos</text:p>
          </table:table-cell>
          <table:table-cell office:value-type="currency" office:currency="MXN" office:value="150" calcext:value-type="currency">
            <text:p>$150.00</text:p>
          </table:table-cell>
          <table:table-cell office:value-type="float" office:value="20" calcext:value-type="float">
            <text:p>20</text:p>
          </table:table-cell>
          <table:table-cell table:formula="of:=[.C9]*[.B9]" office:value-type="currency" office:currency="MXN" office:value="3000" calcext:value-type="currency">
            <text:p>$3,000.00</text:p>
          </table:table-cell>
        </table:table-row>
        <table:table-row table:style-name="ro2">
          <table:table-cell table:style-name="ce52" office:value-type="string" calcext:value-type="string">
            <text:p>Insumos</text:p>
          </table:table-cell>
          <table:table-cell table:style-name="ce86"/>
          <table:table-cell/>
          <table:table-cell office:value-type="currency" office:currency="MXN" office:value="30000" calcext:value-type="currency">
            <text:p>$30,000.00</text:p>
          </table:table-cell>
        </table:table-row>
        <table:table-row table:style-name="ro2">
          <table:table-cell table:style-name="ce52" office:value-type="string" calcext:value-type="string">
            <text:p>Utilidades</text:p>
          </table:table-cell>
          <table:table-cell table:style-name="ce86"/>
          <table:table-cell/>
          <table:table-cell table:style-name="ce91" table:formula="of:=0.12*SUM([.D2:.D5];[.D10])" office:value-type="currency" office:currency="MXN" office:value="36168" calcext:value-type="currency">
            <text:p>$36,168.00</text:p>
          </table:table-cell>
        </table:table-row>
        <table:table-row table:style-name="ro2">
          <table:table-cell table:style-name="ce52" office:value-type="string" calcext:value-type="string">
            <text:p>TOTAL DE COSTOS DEL PROYECTO</text:p>
          </table:table-cell>
          <table:table-cell table:style-name="ce86"/>
          <table:table-cell/>
          <table:table-cell table:formula="of:=SUM([.D2:.D5];[.D10];[.D11])" office:value-type="currency" office:currency="MXN" office:value="337568" calcext:value-type="currency">
            <text:p>$337,568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3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text>$</number:text>
      <number:number number:decimal-places="2" number:min-decimal-places="2" number:min-integer-digits="1" number:grouping="true"/>
    </number:number-style>
    <number:time-style style:name="N120">
      <number:minutes number:style="long"/>
      <number:text>:</number:text>
      <number:seconds number:style="long"/>
    </number:tim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1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currency-style style:name="N11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1P2" style:volatile="true">
      <number:currency-symbol/>
      <number:fill-character> </number:fill-character>
      <number:text>-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8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8P0"/>
    </number:currency-style>
    <number:date-style style:name="N10106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10105P0" style:volatile="true" number:language="es" number:country="ES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5" number:language="es" number:country="ES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0105P0"/>
    </number:currency-style>
    <style:style style:name="Default" style:family="table-cell">
      <style:table-cell-properties fo:padding="0.071cm" style:rotation-align="none"/>
      <style:text-properties fo:color="#333333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1:08:40.482101819</meta:creation-date>
    <dc:date>2022-11-11T12:48:58.862922742</dc:date>
    <meta:editing-duration>PT9H8M53S</meta:editing-duration>
    <meta:editing-cycles>10</meta:editing-cycles>
    <meta:generator>LibreOffice/7.3.6.2$Linux_X86_64 LibreOffice_project/30$Build-2</meta:generator>
    <meta:document-statistic meta:table-count="4" meta:cell-count="566" meta:object-count="0"/>
  </office:meta>
</office:document-meta>
</file>